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3f5915"/>
    </style:style>
    <style:style style:name="P8" style:family="paragraph" style:parent-style-name="Standard">
      <style:text-properties officeooo:paragraph-rsid="001d0109"/>
    </style:style>
    <style:style style:name="P9" style:family="paragraph" style:parent-style-name="Standard">
      <style:text-properties officeooo:paragraph-rsid="0040c848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31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5890" officeooo:paragraph-rsid="00465890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36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465890" style:font-style-asian="italic" style:font-style-complex="normal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fo:color="#000000" fo:language="en" fo:country="US" fo:font-style="normal" officeooo:rsid="00465890" officeooo:paragraph-rsid="00465890" style:font-style-asian="normal" style:font-style-complex="normal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color="#000000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color="#000000" officeooo:rsid="00465890" officeooo:paragraph-rsid="00465890"/>
    </style:style>
    <style:style style:name="P40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41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465890" style:font-size-asian="13pt" style:font-size-complex="13pt"/>
    </style:style>
    <style:style style:name="P42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465890" officeooo:paragraph-rsid="002e3560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3f5915"/>
    </style:style>
    <style:style style:name="T4" style:family="text">
      <style:text-properties fo:language="en" fo:country="US" officeooo:rsid="0040c848"/>
    </style:style>
    <style:style style:name="T5" style:family="text">
      <style:text-properties fo:color="#ff0000" fo:language="en" fo:country="US" fo:font-style="italic" style:font-style-asian="italic"/>
    </style:style>
    <style:style style:name="T6" style:family="text">
      <style:text-properties fo:color="#ff0000" fo:language="en" fo:country="US" fo:font-style="italic" officeooo:rsid="003d59dd" style:font-style-asian="italic"/>
    </style:style>
    <style:style style:name="T7" style:family="text">
      <style:text-properties officeooo:rsid="0027b229"/>
    </style:style>
    <style:style style:name="T8" style:family="text">
      <style:text-properties officeooo:rsid="002f1ffc"/>
    </style:style>
    <style:style style:name="T9" style:family="text">
      <style:text-properties officeooo:rsid="002f9bb2"/>
    </style:style>
    <style:style style:name="T10" style:family="text">
      <style:text-properties officeooo:rsid="003844be"/>
    </style:style>
    <style:style style:name="T11" style:family="text">
      <style:text-properties officeooo:rsid="0039e20a"/>
    </style:style>
    <style:style style:name="T12" style:family="text">
      <style:text-properties officeooo:rsid="003a66fd"/>
    </style:style>
    <style:style style:name="T13" style:family="text">
      <style:text-properties officeooo:rsid="003f5915"/>
    </style:style>
    <style:style style:name="T14" style:family="text">
      <style:text-properties officeooo:rsid="00465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7">uC: <text:a xlink:type="simple" xlink:href="http://www.mouser.com/ds/2/405/lm4f120h5qr-124014.pdf" text:style-name="Internet_20_link" text:visited-style-name="Visited_20_Internet_20_Link"><text:span text:style-name="T13">http://www.mouser.com/ds/2/405/lm4f120h5qr-124014.pdf</text:span></text:a></text:p>
      <text:p text:style-name="P9"><text:span text:style-name="T1">devBoard: </text:span><text:a xlink:type="simple" xlink:href="http://www.ti.com/tool/ek-lm4f120xl" text:style-name="Internet_20_link" text:visited-style-name="Visited_20_Internet_20_Link"><text:span text:style-name="T4">http://www.ti.com/tool/ek-lm4f120xl</text:span></text:a></text:p>
      <text:p text:style-name="P8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3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Device</text:p>
          </table:table-cell>
          <table:table-cell table:style-name="Table1.A1" office:value-type="string">
            <text:p text:style-name="P29">Device pins </text:p>
          </table:table-cell>
          <table:table-cell table:style-name="Table1.A1" office:value-type="string">
            <text:p text:style-name="P30">uC TI pins (PORT | PIN)</text:p>
          </table:table-cell>
        </table:table-row>
        <table:table-row table:style-name="Table1.1">
          <table:table-cell table:style-name="Table1.A1" office:value-type="string">
            <text:p text:style-name="P11">LCD SPFD5408</text:p>
          </table:table-cell>
          <table:table-cell table:style-name="Table1.A1" office:value-type="string">
            <text:p text:style-name="P11">CS</text:p>
            <text:p text:style-name="P11">RS</text:p>
            <text:p text:style-name="P11">WR</text:p>
            <text:p text:style-name="P11">RD</text:p>
            <text:p text:style-name="P11">DATA LINES:</text:p>
            <text:p text:style-name="P11">D15</text:p>
            <text:p text:style-name="P11">D14</text:p>
            <text:p text:style-name="P11">D13</text:p>
            <text:p text:style-name="P11">D12</text:p>
            <text:p text:style-name="P11">D11</text:p>
            <text:p text:style-name="P11">D10</text:p>
            <text:p text:style-name="P11">D9</text:p>
            <text:p text:style-name="P11">D8</text:p>
            <text:p text:style-name="P11">D7</text:p>
            <text:p text:style-name="P11">D6</text:p>
            <text:p text:style-name="P11">D5</text:p>
            <text:p text:style-name="P11">D4</text:p>
            <text:p text:style-name="P11">D3</text:p>
            <text:p text:style-name="P11">D2</text:p>
            <text:p text:style-name="P11">D1</text:p>
            <text:p text:style-name="P11">D0</text:p>
            <text:p text:style-name="P11"/>
            <text:p text:style-name="P11"/>
            <text:p text:style-name="P11">REST</text:p>
            <text:p text:style-name="P11">LED_A</text:p>
          </table:table-cell>
          <table:table-cell table:style-name="Table1.A1" office:value-type="string">
            <text:p text:style-name="P15">P<text:span text:style-name="T9">D</text:span>_<text:span text:style-name="T9">6 <text:s/></text:span></text:p>
            <text:p text:style-name="P15">PE_1</text:p>
            <text:p text:style-name="P15">PE_2</text:p>
            <text:p text:style-name="P15">PE_3</text:p>
            <text:p text:style-name="P11"/>
            <text:p text:style-name="P16">PC_7 <text:s/></text:p>
            <text:p text:style-name="P15">PC_6 <text:s/></text:p>
            <text:p text:style-name="P15">PC_5 <text:s/></text:p>
            <text:p text:style-name="P15">PC_4 <text:s/></text:p>
            <text:p text:style-name="P15">PD_3 <text:s/></text:p>
            <text:p text:style-name="P15">PD_2 <text:s/></text:p>
            <text:p text:style-name="P15">PD_1 <text:s/></text:p>
            <text:p text:style-name="P15">PD_0 <text:s/></text:p>
            <text:p text:style-name="P15">PB_7 <text:s/></text:p>
            <text:p text:style-name="P15">P<text:span text:style-name="T10">E</text:span>_<text:span text:style-name="T10">0</text:span> </text:p>
            <text:p text:style-name="P15">PB_5 <text:s/></text:p>
            <text:p text:style-name="P15">PB_4 <text:s/></text:p>
            <text:p text:style-name="P15">PB_3 <text:s/></text:p>
            <text:p text:style-name="P15">PB_2 <text:s/></text:p>
            <text:p text:style-name="P15">PB_1 <text:s/></text:p>
            <text:p text:style-name="P15">PB_0 <text:s/></text:p>
            <text:p text:style-name="P26"/>
            <text:p text:style-name="P15"/>
            <text:p text:style-name="P17">PF_4</text:p>
            <text:p text:style-name="P18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11">TOUCH CONTROLLER ADS7843,</text:p>
            <text:p text:style-name="P11"/>
            <text:p text:style-name="P11"/>
            <text:p text:style-name="P35"/>
            <text:p text:style-name="P35"/>
            <text:p text:style-name="P37"/>
            <text:p text:style-name="P37">RADIO RFM23</text:p>
            <text:p text:style-name="P37"/>
            <text:p text:style-name="P37"/>
            <text:p text:style-name="P37"/>
            <text:p text:style-name="P36">SSI0</text:p>
          </table:table-cell>
          <table:table-cell table:style-name="Table1.A1" office:value-type="string">
            <text:p text:style-name="P11">INT_IRQ </text:p>
            <text:p text:style-name="P11"><text:span text:style-name="T8">T_</text:span>CS</text:p>
            <text:p text:style-name="P11"><text:span text:style-name="T7">T_</text:span>CLK</text:p>
            <text:p text:style-name="P12">T_DO </text:p>
            <text:p text:style-name="P13">T_DIN </text:p>
            <text:p text:style-name="P38">PIN_BUSY – <text:span text:style-name="T14">not used</text:span></text:p>
            <text:p text:style-name="P38"/>
            <text:p text:style-name="P38"/>
            <text:p text:style-name="P39">CS</text:p>
          </table:table-cell>
          <table:table-cell table:style-name="Table1.A1" office:value-type="string">
            <text:p text:style-name="P14">P<text:span text:style-name="T11">F</text:span>_<text:span text:style-name="T11">1</text:span></text:p>
            <text:p text:style-name="P14">PA_3</text:p>
            <text:p text:style-name="P14">PA_2</text:p>
            <text:p text:style-name="P14">PA_4</text:p>
            <text:p text:style-name="P14">PA_5</text:p>
            <text:p text:style-name="P14"/>
            <text:p text:style-name="P14"/>
            <text:p text:style-name="P14"/>
            <text:p text:style-name="P34">PF_0</text:p>
            <text:p text:style-name="P24"/>
            <text:p text:style-name="P42"/>
            <text:p text:style-name="P41">#SSI0</text:p>
          </table:table-cell>
        </table:table-row>
        <table:table-row table:style-name="Table1.1">
          <table:table-cell table:style-name="Table1.A1" office:value-type="string">
            <text:p text:style-name="P11">ESP8266</text:p>
            <text:p text:style-name="P10"><text:span text:style-name="T5">UART</text:span><text:span text:style-name="T6">5</text:span></text:p>
          </table:table-cell>
          <table:table-cell table:style-name="Table1.A1" office:value-type="string">
            <text:p text:style-name="P21">TX<text:span text:style-name="T12">D0</text:span></text:p>
            <text:p text:style-name="P21">RX<text:span text:style-name="T12">D0</text:span></text:p>
            <text:p text:style-name="P22">GPIO0</text:p>
            <text:p text:style-name="P22">GPIO2</text:p>
            <text:p text:style-name="P23">GPIO15</text:p>
            <text:p text:style-name="P22">EN </text:p>
            <text:p text:style-name="P22">RST</text:p>
          </table:table-cell>
          <table:table-cell table:style-name="Table1.A1" office:value-type="string">
            <text:p text:style-name="P14">PE_4 (RX)</text:p>
            <text:p text:style-name="P14">PE_5 (TX)</text:p>
            <text:p text:style-name="P19">3.3V (GND for flashing)</text:p>
            <text:p text:style-name="P19">3.3V</text:p>
            <text:p text:style-name="P20">GND</text:p>
            <text:p text:style-name="P19">10k resistor to 3.3V</text:p>
            <text:p text:style-name="P19">3.3V (GND to cause reset)</text:p>
            <text:p text:style-name="P24">#UART5</text:p>
          </table:table-cell>
        </table:table-row>
        <table:table-row table:style-name="Table1.1">
          <table:table-cell table:style-name="Table1.A1" office:value-type="string">
            <text:p text:style-name="P11">USB micr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7">Already on the board</text:p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28">Future use</text:p>
          </table:table-cell>
          <table:table-cell table:style-name="Table1.A1" office:value-type="string">
            <text:p text:style-name="P27">PA_6 (SCL)</text:p>
            <text:p text:style-name="P27">PA_7 (SDA)</text:p>
            <text:p text:style-name="P25">#I2C1</text:p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7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3</meta:editing-cycles>
    <meta:creation-date>2014-03-27T22:10:00</meta:creation-date>
    <dc:date>2017-06-08T14:26:35.805000000</dc:date>
    <meta:editing-duration>P1DT21H49M32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01" meta:word-count="148" meta:character-count="856" meta:non-whitespace-character-count="7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